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oyd (Richie) Richardson</text:p>
      <text:p text:style-name="P1">ME 557 – HW2</text:p>
      <text:p text:style-name="P2">Problem 1:</text:p>
      <text:p text:style-name="P2">Code line 1: Ensures the compiler includes the c++ library file iostream, which includes such <text:tab/>commands as std::cout.</text:p>
      <text:p text:style-name="P2">Code line 2: Saves time later in the code by removing the need for an 'std::' prefix when using <text:tab/>commands which are part of the std namespace.</text:p>
      <text:p text:style-name="P2">Code line 3: Empty</text:p>
      <text:p text:style-name="P2">Code line 4: Declares the main function, which is where the program will begin to run, to be a function <text:tab/>with an integer input argc, a character pointer array input argv[], and an integer output.</text:p>
      <text:p text:style-name="P2">Code line 5: Opens braces for the definition of the main function.</text:p>
      <text:p text:style-name="P2">Code line 6: Declares an integer p and initializes it by calling myFunction with an input of 10.</text:p>
      <text:p text:style-name="P2">Code line 7: Outputs the value of integer p to the screen, as well as a carrier return.</text:p>
      <text:p text:style-name="P2">Code line 8: Closes braces for the definition of the main function.</text:p>
      <text:p text:style-name="P2">Code line 9: Empty</text:p>
      <text:p text:style-name="P2">Code line 10: Declares myFunction as a function with one integer input and one double output.</text:p>
      <text:p text:style-name="P2">Code line 11: Opens braces for the definition of myFunction.</text:p>
      <text:p text:style-name="P2">Code line 12: Declares 4 unsigned integers, i, j, t, and k, and initializes i as 0 and j as 1.</text:p>
      <text:p text:style-name="P2">Code line 13: Begins a for loop with k functioning as an iterator. <text:s/>The loop will start at k=0 and <text:tab/>continue n times (possibly zero, but not negative).</text:p>
      <text:p text:style-name="P2">Code line 14: Opens braces for the for loop.</text:p>
      <text:p text:style-name="P2">Code line 15: Stores the value of i+j in t.</text:p>
      <text:p text:style-name="P2">Code line 16: Stores the value of j in i.</text:p>
      <text:p text:style-name="P2">Code line 17: Stores the value of t in j.</text:p>
      <text:p text:style-name="P2">Code line 18: Closes braces for the for loop.</text:p>
      <text:p text:style-name="P2">Code line 19: Ends the function myFunction, outputting the value of the variable j.</text:p>
      <text:p text:style-name="P2">Code line 20: Closes braces for the definition of myFunction.</text:p>
      <text:p text:style-name="P2"/>
      <text:p text:style-name="P2">I can think of 1 mistake that would cause it to fail to compile. <text:s/>myFunction is declared after the main function, which means that when the compiler tries to run the main function, it will abort and return an error, saying that it cannot find a function named myFunction. <text:s/>This is easily corrected by reordering the functions. <text:s/>If it was me, I would also change myFunction to an int output so it doesn't get truncated later, and change main to a void output, but these shouldn't break the code. <text:s/>I also would change main so that it takes no inputs, since these are not used in this program.</text:p>
      <text:p text:style-name="P2"/>
      <text:p text:style-name="P2">The function returns the nth term in the Fibonacci sequence, though I suspect that the zeroth term in the Fibonacci sequence is actually zero, which would correspondingly shift the results to being the (n+1)th terms in said sequence. <text:s/>I would therefore rename the function to fibonacci.</text:p>
      <text:p text:style-name="P2"/>
      <text:p text:style-name="P2">The value of p will be 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6T16:30:30.91</meta:creation-date>
    <dc:date>2015-09-16T17:23:26.80</dc:date>
    <meta:editing-duration>PT11M23S</meta:editing-duration>
    <meta:editing-cycles>3</meta:editing-cycles>
    <meta:generator>OpenOffice/4.1.0$Win32 OpenOffice.org_project/410m18$Build-9764</meta:generator>
    <meta:document-statistic meta:table-count="0" meta:image-count="0" meta:object-count="0" meta:page-count="1" meta:paragraph-count="26" meta:word-count="465" meta:character-count="2511"/>
  </office:meta>
</office:document-meta>
</file>